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Heading_20_3">
      <style:text-properties officeooo:rsid="001c7ccd" officeooo:paragraph-rsid="001c7ccd"/>
    </style:style>
    <style:style style:name="P19" style:family="paragraph" style:parent-style-name="Text_20_body">
      <style:text-properties style:font-name="DejaVu Sans" officeooo:rsid="001626ba" officeooo:paragraph-rsid="001626ba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4" style:family="paragraph" style:parent-style-name="Heading_20_1">
      <style:text-properties style:font-name="DejaVu Sans" officeooo:rsid="001626ba" officeooo:paragraph-rsid="001626ba"/>
    </style:style>
    <style:style style:name="P25" style:family="paragraph" style:parent-style-name="Table_20_Contents">
      <style:text-properties style:font-name="DejaVu Sans" fo:font-size="11pt" fo:font-weight="normal" officeooo:rsid="002468a4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font-name="DejaVu Sans" fo:font-size="11pt" fo:font-weight="normal" officeooo:rsid="002468a4" officeooo:paragraph-rsid="002468a4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officeooo:rsid="00271d68" officeooo:paragraph-rsid="00271d68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271d68" officeooo:paragraph-rsid="002afb95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ad53f" officeooo:paragraph-rsid="002ad53f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d987d" officeooo:paragraph-rsid="002d987d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d987d" officeooo:paragraph-rsid="00353e9e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fd54a" officeooo:paragraph-rsid="002fd54a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34fecb" officeooo:paragraph-rsid="0034fecb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34fecb" officeooo:paragraph-rsid="0037303b" style:font-size-asian="11pt" style:font-size-complex="11pt"/>
    </style:style>
    <style:style style:name="P35" style:family="paragraph" style:parent-style-name="Table_20_Contents">
      <style:text-properties style:font-name="DejaVu Sans" fo:font-size="11pt" officeooo:rsid="00353e9e" officeooo:paragraph-rsid="00353e9e" style:font-size-asian="11pt" style:font-size-complex="11pt"/>
    </style:style>
    <style:style style:name="P36" style:family="paragraph" style:parent-style-name="Table_20_Contents">
      <style:text-properties style:font-name="DejaVu Sans" fo:font-size="11pt" officeooo:rsid="00369dd6" officeooo:paragraph-rsid="00369dd6" style:font-size-asian="11pt" style:font-size-complex="11pt"/>
    </style:style>
    <style:style style:name="P37" style:family="paragraph" style:parent-style-name="Table_20_Contents">
      <style:text-properties style:font-name="DejaVu Sans" fo:font-size="11pt" officeooo:rsid="00369dd6" officeooo:paragraph-rsid="0037303b" style:font-size-asian="11pt" style:font-size-complex="11pt"/>
    </style:style>
    <style:style style:name="P38" style:family="paragraph" style:parent-style-name="Table_20_Contents">
      <style:text-properties style:font-name="DejaVu Sans" fo:font-size="11pt" officeooo:rsid="00369dd6" officeooo:paragraph-rsid="003a0706" style:font-size-asian="11pt" style:font-size-complex="11pt"/>
    </style:style>
    <style:style style:name="P39" style:family="paragraph" style:parent-style-name="Table_20_Contents">
      <style:text-properties style:font-name="DejaVu Sans" fo:font-size="11pt" officeooo:paragraph-rsid="0037303b" style:font-size-asian="11pt" style:font-size-complex="11pt"/>
    </style:style>
    <style:style style:name="P40" style:family="paragraph" style:parent-style-name="Table_20_Contents">
      <style:text-properties style:font-name="DejaVu Sans" fo:font-size="11pt" officeooo:rsid="0038c833" officeooo:paragraph-rsid="0038c833" style:font-size-asian="11pt" style:font-size-complex="11pt"/>
    </style:style>
    <style:style style:name="P41" style:family="paragraph" style:parent-style-name="Table_20_Contents">
      <style:text-properties style:font-name="DejaVu Sans" fo:font-size="11pt" officeooo:rsid="003ad292" officeooo:paragraph-rsid="003ad292" style:font-size-asian="11pt" style:font-size-complex="11pt"/>
    </style:style>
    <style:style style:name="P42" style:family="paragraph" style:parent-style-name="Table_20_Contents">
      <style:text-properties fo:color="#00ae00" style:font-name="DejaVu Sans" fo:font-size="11pt" officeooo:rsid="0025a822" officeooo:paragraph-rsid="0025a822" style:font-size-asian="11pt" style:font-size-complex="11pt"/>
    </style:style>
    <style:style style:name="P43" style:family="paragraph" style:parent-style-name="Table_20_Contents">
      <style:text-properties fo:color="#00ae00" style:font-name="DejaVu Sans" fo:font-size="11pt" officeooo:rsid="002507b3" officeooo:paragraph-rsid="002507b3" style:font-size-asian="11pt" style:font-size-complex="11pt"/>
    </style:style>
    <style:style style:name="P44" style:family="paragraph" style:parent-style-name="Table_20_Contents">
      <style:text-properties fo:color="#00ae00" style:font-name="DejaVu Sans" fo:font-size="11pt" officeooo:rsid="002d987d" officeooo:paragraph-rsid="00353e9e" style:font-size-asian="11pt" style:font-size-complex="11pt"/>
    </style:style>
    <style:style style:name="P45" style:family="paragraph" style:parent-style-name="Table_20_Contents">
      <style:text-properties fo:color="#00ae00" style:font-name="DejaVu Sans" fo:font-size="11pt" officeooo:rsid="002d987d" officeooo:paragraph-rsid="00369dd6" style:font-size-asian="11pt" style:font-size-complex="11pt"/>
    </style:style>
    <style:style style:name="P46" style:family="paragraph" style:parent-style-name="Table_20_Contents">
      <style:text-properties fo:color="#00ae00" style:font-name="DejaVu Sans" fo:font-size="11pt" officeooo:rsid="002d987d" officeooo:paragraph-rsid="0037303b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style:text-position="super 58%"/>
    </style:style>
    <style:style style:name="T11" style:family="text">
      <style:text-properties officeooo:rsid="002ad53f"/>
    </style:style>
    <style:style style:name="T12" style:family="text">
      <style:text-properties fo:color="#00ae00"/>
    </style:style>
    <style:style style:name="T13" style:family="text">
      <style:text-properties fo:color="#00ae00" officeooo:rsid="002ad53f"/>
    </style:style>
    <style:style style:name="T14" style:family="text">
      <style:text-properties fo:color="#00ae00" officeooo:rsid="002afb95"/>
    </style:style>
    <style:style style:name="T15" style:family="text">
      <style:text-properties fo:color="#ff0000" officeooo:rsid="002ad53f"/>
    </style:style>
    <style:style style:name="T16" style:family="text">
      <style:text-properties officeooo:rsid="002e6e48"/>
    </style:style>
    <style:style style:name="T17" style:family="text">
      <style:text-properties officeooo:rsid="0030dd2a"/>
    </style:style>
    <style:style style:name="T18" style:family="text">
      <style:text-properties officeooo:rsid="0034fecb"/>
    </style:style>
    <style:style style:name="T19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hecklist for testing</text:h>
      <text:p text:style-name="P19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5">Truong Anh Tuan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6">Feb 21<text:span text:style-name="T10">st</text:span>, 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6">Firefox 33 on Fedora 21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6">1.5.2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42">OK</text:p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29">Compose and Send: <text:span text:style-name="T12">OK</text:span></text:p>
            <text:p text:style-name="P27"><text:span text:style-name="T11">Verify signature with </text:span>with public key in LDAP: <text:span text:style-name="T13">OK</text:span></text:p>
            <text:p text:style-name="P28"><text:span text:style-name="T11">Verify signature with</text:span> public key in address book:</text:p>
            <text:p text:style-name="P28"><text:s/>- <text:span text:style-name="T16">Normal key: </text:span><text:span text:style-name="T14">OK</text:span></text:p>
            <text:p text:style-name="P28"><text:s/>- <text:span text:style-name="T16">Long key:</text:span> <text:span text:style-name="T15">NotOK</text:span></text:p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30">Compose and Send: <text:span text:style-name="T12">OK</text:span></text:p>
            <text:p text:style-name="P30">Decrypt: <text:span text:style-name="T12">OK</text:span></text:p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30">Compose and Send: <text:span text:style-name="T12">OK</text:span></text:p>
            <text:p text:style-name="P30">Decrypt: <text:span text:style-name="T12">OK</text:span></text:p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43">OK</text:p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html</text:p>
          </table:table-cell>
          <table:table-cell table:style-name="tested.B2" office:value-type="string">
            <text:p text:style-name="P31">Compose and Send: <text:span text:style-name="T12">OK</text:span></text:p>
            <text:p text:style-name="P32">but: HTML message is broken inside compose/view window (it is fine in zimlet dialog). <text:span text:style-name="T17">That behavior is not fully convenience to end-users.</text:span></text:p>
            <text:p text:style-name="P35">Verify: <text:span text:style-name="T12">OK</text:span></text:p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44"><text:span text:style-name="T19">Compose and Send: </text:span>OK</text:p>
            <text:p text:style-name="P35">Verify: <text:span text:style-name="T12">OK</text:span></text:p>
          </table:table-cell>
        </table:table-row>
        <table:table-row>
          <table:table-cell table:style-name="tested.A2" office:value-type="string">
            <text:p text:style-name="P14">Encrypt from compose window with html without sign</text:p>
          </table:table-cell>
          <table:table-cell table:style-name="tested.B2" office:value-type="string">
            <text:p text:style-name="P45"><text:span text:style-name="T19">Compose and Send: </text:span>OK</text:p>
            <text:p text:style-name="P36">Decrypt: <text:span text:style-name="T12">OK</text:span></text:p>
            <text:p text:style-name="P33">but: Original message and the button in decrypted message dialog is too low (can not see on my screen)</text:p>
          </table:table-cell>
        </table:table-row>
        <table:table-row>
          <table:table-cell table:style-name="tested.A2" office:value-type="string">
            <text:p text:style-name="P14">Encrypt from compose window with html with sign</text:p>
          </table:table-cell>
          <table:table-cell table:style-name="tested.B2" office:value-type="string">
            <text:p text:style-name="P45"><text:span text:style-name="T19">Compose and Send: </text:span>OK</text:p>
            <text:p text:style-name="P36">Decrypt: <text:span text:style-name="T12">OK</text:span></text:p>
            <text:p text:style-name="P33">but: Original message and the button in decrypted message dialog is too low (can not see on my screen)</text:p>
          </table:table-cell>
        </table:table-row>
        <text:soft-page-break/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46"><text:span text:style-name="T19">Compose and Send: </text:span>OK</text:p>
            <text:p text:style-name="P37">Decrypt: <text:span text:style-name="T12">OK</text:span></text:p>
            <text:p text:style-name="P39"><text:span text:style-name="T18">but: Original message and the button in decrypted message dialog is too low (can not see on my screen)</text:span></text:p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46"><text:span text:style-name="T19">Compose and Send: </text:span>OK</text:p>
            <text:p text:style-name="P37">Decrypt: <text:span text:style-name="T12">OK</text:span></text:p>
            <text:p text:style-name="P34">but: Original message and the button in decrypted message dialog is too low (can not see on my screen)</text:p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40">Can not scan “long” keys. E.g. my public key: http://keys.fedoraproject.org/pks/lookup?op=get&amp;search=0x1B65C605EF8D50BF</text:p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38"><text:span text:style-name="T12">OK</text:span></text:p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41">Not test (later)</text:p>
          </table:table-cell>
        </table:table-row>
      </table:table>
      <text:p text:style-name="P4"><text:span text:style-name="T8"><text:line-break/>R</text:span>emarks:</text:p>
      <text:p text:style-name="P12"/>
      <text:p text:style-name="P12"/>
      <text:h text:style-name="P18" text:outline-level="3"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<text:soft-page-break/>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3534690624787180879" text:style-name="L1">
        <text:list-item>
          <text:p text:style-name="P20">You can also ignore all of this and figure out your own test!</text:p>
        </text:list-item>
        <text:list-item>
          <text:p text:style-name="P22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3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2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2-21T01:41:21.929018071</dc:date>
    <meta:editing-duration>PT2H5M31S</meta:editing-duration>
    <meta:editing-cycles>40</meta:editing-cycles>
    <meta:generator>LibreOffice/4.3.5.2.0$Linux_X86_64 LibreOffice_project/430$Build-2</meta:generator>
    <dc:creator>Truong Tuan</dc:creator>
    <meta:document-statistic meta:table-count="2" meta:image-count="1" meta:object-count="0" meta:page-count="3" meta:paragraph-count="75" meta:word-count="494" meta:character-count="3346" meta:non-whitespace-character-count="2924"/>
  </office:meta>
</office:document-meta>
</file>